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4_12-46-55_000.jpg</text:p>
          </table:table-cell>
          <table:table-cell table:style-name="ce22" office:value-type="string">
            <text:p>:m :? 1*1 / 身体の栄養バランス；どうやって知ることができるか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2]=&quot;&quot;;[.C2];CONCATENATE([.C2];&quot; / &quot;;[.E2]))" office:value-type="string" office:string-value=":m :? 1*1 / 身体の栄養バランス；どうやって知ることができるか">
            <text:p>:m :? 1*1 / 身体の栄養バランス；どうやって知ることができる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4_12-47-21_000.jpg</text:p>
          </table:table-cell>
          <table:table-cell table:style-name="ce22" office:value-type="string">
            <text:p>:m 1*1 RES / free / res-id=Q258 / theme=ローズマリー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3]=&quot;&quot;;[.C3];CONCATENATE([.C3];&quot; / &quot;;[.E3]))" office:value-type="string" office:string-value=":m 1*1 RES / free / res-id=Q258 / theme=ローズマリー">
            <text:p>:m 1*1 RES / free / res-id=Q258 / theme=ローズマリー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4_12-48-12_000.jpg</text:p>
          </table:table-cell>
          <table:table-cell table:style-name="ce19" office:value-type="string">
            <text:p>:m 食べた物</text:p>
          </table:table-cell>
          <table:table-cell table:style-name="ce3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4_16-33-36_000.jpg</text:p>
          </table:table-cell>
          <table:table-cell table:style-name="ce19" office:value-type="string">
            <text:p>:m other / 血圧測定 / @山下歯科</text:p>
          </table:table-cell>
          <table:table-cell table:style-name="ce17"/>
          <table:table-cell table:style-name="ce4"/>
          <table:table-cell table:style-name="ce4" office:value-type="string">
            <text:p>N-35-36-3.619995 E-139-36-58.359375</text:p>
          </table:table-cell>
          <table:table-cell table:style-name="ce39" table:formula="of:=IF([.E5]=&quot;&quot;;[.C5];CONCATENATE([.C5];&quot; / &quot;;[.E5]))" office:value-type="string" office:string-value=":m other / 血圧測定 / @山下歯科">
            <text:p>:m other / 血圧測定 / @山下歯科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4_20-45-47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4_23-54-00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5_00-13-59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5_00-18-20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5_00-29-47_000.jpg</text:p>
          </table:table-cell>
          <table:table-cell table:style-name="ce1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5_00-41-24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5_01-14-51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4_14-09-01_000.mp4</text:p>
          </table:table-cell>
          <table:table-cell table:style-name="ce8" office:value-type="string">
            <text:p>:VIDEO / @自室 / 記録 / knoten / 実演,perform / n-2020-0924-1 / knot=いぼ結び,for=how-to-tie;how-to-untie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VIDEO / @自室 / 記録 / knoten / 実演,perform / n-2020-0924-1 / knot=いぼ結び,for=how-to-tie;how-to-untie">
            <text:p>:VIDEO / @自室 / 記録 / knoten / 実演,perform / n-2020-0924-1 / knot=いぼ結び,for=how-to-tie;how-to-unti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4_14-32-52_000.mp4</text:p>
          </table:table-cell>
          <table:table-cell table:style-name="ce8" office:value-type="string">
            <text:p>:VIDEO / @自室 / 記録 / knoten / 実演,perform / n-2020-0924-2 / knot=結束結び,for=how-to-tie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VIDEO / @自室 / 記録 / knoten / 実演,perform / n-2020-0924-2 / knot=結束結び,for=how-to-tie">
            <text:p>:VIDEO / @自室 / 記録 / knoten / 実演,perform / n-2020-0924-2 / knot=結束結び,for=how-to-ti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4_14-52-59_000.mp4</text:p>
          </table:table-cell>
          <table:table-cell table:style-name="ce8" office:value-type="string">
            <text:p>:VIDEO / @自室 / 記録 / knoten / 実演,perform / n-2020-0924-3 / knot=角縛り,for=how-to-tie</text:p>
          </table:table-cell>
          <table:table-cell table:style-name="ce17"/>
          <table:table-cell table:style-name="ce4"/>
          <table:table-cell table:style-name="ce4"/>
          <table:table-cell table:style-name="ce39" table:formula="of:=IF([.E15]=&quot;&quot;;[.C15];CONCATENATE([.C15];&quot; / &quot;;[.E15]))" office:value-type="string" office:string-value=":VIDEO / @自室 / 記録 / knoten / 実演,perform / n-2020-0924-3 / knot=角縛り,for=how-to-tie">
            <text:p>:VIDEO / @自室 / 記録 / knoten / 実演,perform / n-2020-0924-3 / knot=角縛り,for=how-to-ti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4_18-56-27_000.mp4</text:p>
          </table:table-cell>
          <table:table-cell table:style-name="ce8" office:value-type="string">
            <text:p>:VIDEO / @自室 / 記録 / jap.flute / 演奏、play / f-2020-0924-1 / genr=tips,note=Bf3,other=how-to-blow:explained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jap.flute / 演奏、play / f-2020-0924-1 / genr=tips,note=Bf3,other=how-to-blow:explained">
            <text:p>:VIDEO / @自室 / 記録 / jap.flute / 演奏、play / f-2020-0924-1 / genr=tips,note=Bf3,other=how-to-blow:explained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4_19-06-43_000.mp4</text:p>
          </table:table-cell>
          <table:table-cell table:style-name="ce8" office:value-type="string">
            <text:p>:VIDEO / @自室 / 記録 / jap.flute / 演奏、play / f-2020-0924-2 / genr=tips,note=oct-2:Gf~,other=how-to-blow:explained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jap.flute / 演奏、play / f-2020-0924-2 / genr=tips,note=oct-2:Gf~,other=how-to-blow:explained">
            <text:p>:VIDEO / @自室 / 記録 / jap.flute / 演奏、play / f-2020-0924-2 / genr=tips,note=oct-2:Gf~,other=how-to-blow:explained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4_20-12-38_000.mid</text:p>
          </table:table-cell>
          <table:table-cell table:style-name="ce8" office:value-type="string">
            <text:p>:in-mid / app=perfect-piano / 演奏、play / id-2020-0924-1 / category=melody,inst=piano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in-mid / app=perfect-piano / 演奏、play / id-2020-0924-1 / category=melody,inst=piano,for=~">
            <text:p>:in-mid / app=perfect-piano / 演奏、play / id-2020-0924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4_23-55-11_000.mid</text:p>
          </table:table-cell>
          <table:table-cell table:style-name="ce8" office:value-type="string">
            <text:p>:in-mid / app=perfect-piano / 演奏、play / id-2020-0924-2 / category=melody,inst=piano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in-mid / app=perfect-piano / 演奏、play / id-2020-0924-2 / category=melody,inst=piano,for=~">
            <text:p>:in-mid / app=perfect-piano / 演奏、play / id-2020-0924-2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5_00-12-53_000.mid</text:p>
          </table:table-cell>
          <table:table-cell table:style-name="ce8" office:value-type="string">
            <text:p>:in-mid / app=perfect-piano / 演奏、play / id-2020-0925-1 / category=melody,inst=piano,for=~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in-mid / app=perfect-piano / 演奏、play / id-2020-0925-1 / category=melody,inst=piano,for=~">
            <text:p>:in-mid / app=perfect-piano / 演奏、play / id-2020-0925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5_08-15-55_000.mp4</text:p>
          </table:table-cell>
          <table:table-cell table:style-name="ce8" office:value-type="string">
            <text:p>:VIDEO / @自宅 / メモ / kb,keyboard / 演奏、play / k-2020-0924-1 / key=Fm,RH=notes,LH=melody,R=1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宅 / メモ / kb,keyboard / 演奏、play / k-2020-0924-1 / key=Fm,RH=notes,LH=melody,R=1">
            <text:p>:VIDEO / @自宅 / メモ / kb,keyboard / 演奏、play / k-2020-0924-1 / key=Fm,RH=notes,LH=melody,R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8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09:4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5T09:46:14.44</dc:date>
    <dc:creator>iwabuchi ken</dc:creator>
    <meta:editing-duration>P25DT23H28M19S</meta:editing-duration>
    <meta:editing-cycles>9794</meta:editing-cycles>
    <meta:document-statistic meta:table-count="1" meta:cell-count="465" meta:object-count="0"/>
  </office:meta>
</office:document-meta>
</file>